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Lien_32_hypertexte" style:data-style-name="N0">
      <style:text-properties fo:color="#0563C1" style:text-underline-style="solid" style:text-underline-type="single"/>
    </style:style>
    <style:style style:name="ce6" style:family="table-cell" style:parent-style-name="Lien_32_hypertexte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background-color="#FFD966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fo:background-color="#FFD966" style:repeat-content="false"/>
      <style:paragraph-properties fo:text-align="center"/>
    </style:style>
    <style:style style:name="ce10" style:family="table-cell" style:parent-style-name="Lien_32_hypertexte" style:data-style-name="N0">
      <style:table-cell-properties fo:background-color="#FFD966"/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fo:background-color="#FFD966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6"/>
    <style:style style:name="ce15" style:family="table-cell" style:parent-style-name="Default" style:data-style-name="N37"/>
    <style:style style:name="ce16" style:family="table-cell" style:parent-style-name="Default" style:data-style-name="N36">
      <style:table-cell-properties fo:background-color="transparent"/>
    </style:style>
    <style:style style:name="co1" style:family="table-column">
      <style:table-column-properties fo:break-before="auto" style:column-width="6.731cm" style:use-optimal-column-width="true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3.7465cm" style:use-optimal-column-width="true"/>
    </style:style>
    <style:style style:name="co5" style:family="table-column">
      <style:table-column-properties fo:break-before="auto" style:column-width="3.13266666666667cm" style:use-optimal-column-width="true"/>
    </style:style>
    <style:style style:name="co6" style:family="table-column">
      <style:table-column-properties fo:break-before="auto" style:column-width="4.72016666666667cm" style:use-optimal-column-width="true"/>
    </style:style>
    <style:style style:name="co7" style:family="table-column">
      <style:table-column-properties fo:break-before="auto" style:column-width="2.921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Êlectrici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neaux Solaire 1000Wat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te ple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le 6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égulat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t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 de batt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/- Cable de batte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/- Cable 4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C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Boulons dans 2 boites ple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 (nombre de disjoncteurs x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âble 2,5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joncteurs (6 Prises et 8 Eclairage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âble 2,5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rupteurs 12V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lairag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au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ise extérieu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ine d’ea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ine d’ai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ccord eau lai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ccord air lai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u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ccord en lai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ine d’ea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ccord en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pe à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éparateur 4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 x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robine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douc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chauffe eau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ffe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éparateur 3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 x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chaude (Robine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chaude (Douc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ch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teilles de Gaz x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étend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ûte 3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ziniè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ffe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go</text:p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Vernis polyuréthane bi composant</text:p>
          </table:table-cell>
          <table:table-cell table:number-columns-repeated="16383"/>
        </table:table-row>
        <table:table-row table:number-rows-repeated="1048498" table:style-name="ro1">
          <table:table-cell table:number-columns-repeated="16384"/>
        </table:table-row>
      </table:table>
      <table:table table:name="Plaquage_Agepan" table:style-name="ta2">
        <table:table-column table:style-name="co3" table:default-cell-style-name="ce2"/>
        <table:table-column table:style-name="co4" table:default-cell-style-name="ce3"/>
        <table:table-column table:style-name="co2" table:number-columns-repeated="5" table:default-cell-style-name="ce3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12">
            <text:p>Sol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text:s/>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20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ambourde 3,8 x 6,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24.104 m</text:p>
          </table:table-cell>
          <table:table-cell office:value-type="string" table:style-name="ce3">
            <text:p>4 m</text:p>
          </table:table-cell>
          <table:table-cell office:value-type="currency" office:value="3.9" table:style-name="ce4">
            <text:p>3,90 €</text:p>
          </table:table-cell>
          <table:table-cell table:style-name="ce3"/>
          <table:table-cell office:value-type="currency" office:value="42.9" table:style-name="ce4">
            <text:p>42,90 €</text:p>
          </table:table-cell>
          <table:table-cell office:value-type="string" table:style-name="ce5">
            <text:p><text:a xlink:href="https://www.bricoman.fr/lambourde-sapin-traite-classe-2.html">https://www.bricoman.fr/lambourde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60mm</text:p>
          </table:table-cell>
          <table:table-cell office:value-type="string" table:style-name="ce3">
            <text:p>18 plaques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8,61 € / m²</text:p>
          </table:table-cell>
          <table:table-cell office:value-type="currency" office:value="271.33" table:style-name="ce4">
            <text:p>271,33 €</text:p>
          </table:table-cell>
          <table:table-cell office:value-type="string" table:style-name="ce3">
            <text:p><text:s/></text:p>
          </table:table-cell>
          <table:table-cell office:value-type="string" table:style-name="ce6">
            <text:p><text:a xlink:href="https://www.shop-ecobati.com/fr/catalog/isolation/Isolation%20thermique/Rigide/STEICO_THERM_60MM__600X1350___hs">https://www.shop-ecobati.com/fr/catalog/isolation/Isolation%20thermique/Rigide/STEICO_THERM_6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table:style-name="ce3"/>
          <table:table-cell office:value-type="string" table:style-name="ce3">
            <text:p>17,6175 m²</text:p>
          </table:table-cell>
          <table:table-cell office:value-type="string" table:style-name="ce3">
            <text:p>124,7 x 300</text:p>
          </table:table-cell>
          <table:table-cell office:value-type="currency" office:value="36.53" table:style-name="ce4">
            <text:p>36,53 €</text:p>
          </table:table-cell>
          <table:table-cell table:style-name="ce4"/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DWD Agepan</text:p>
          </table:table-cell>
          <table:table-cell office:value-type="string" table:style-name="ce8">
            <text:p>7 plaques</text:p>
          </table:table-cell>
          <table:table-cell office:value-type="string" table:style-name="ce8">
            <text:p>17,6175 m²</text:p>
          </table:table-cell>
          <table:table-cell office:value-type="string" table:style-name="ce8">
            <text:p>101 x 251</text:p>
          </table:table-cell>
          <table:table-cell office:value-type="currency" office:value="24.75" table:style-name="ce9">
            <text:p>24,75 €</text:p>
          </table:table-cell>
          <table:table-cell office:value-type="currency" office:value="173.28" table:style-name="ce9">
            <text:p>173,28 €</text:p>
          </table:table-cell>
          <table:table-cell table:style-name="ce8"/>
          <table:table-cell office:value-type="string" table:style-name="ce10">
            <text:p><text:a xlink:href="https://www.shop-ecobati.com/fr/catalog/isolation/Sous-toiture/Sous-toiture%20extérieur/DWD_16MM___1010x2510_RL4">https://www.shop-ecobati.com/fr/catalog/isolation/Sous-toiture/Sous-toiture%20ext%C3%A9rieur/DWD_16MM___1010x2510_RL4</text:a></text:p>
          </table:table-cell>
          <table:table-cell table:number-columns-repeated="1637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DWD Agepan</text:p>
          </table:table-cell>
          <table:table-cell office:value-type="string" table:style-name="ce8">
            <text:p>12 plaques</text:p>
          </table:table-cell>
          <table:table-cell office:value-type="string" table:style-name="ce8">
            <text:p>17,6175 m²</text:p>
          </table:table-cell>
          <table:table-cell office:value-type="string" table:style-name="ce8">
            <text:p>635 x 251</text:p>
          </table:table-cell>
          <table:table-cell office:value-type="currency" office:value="9.76" table:style-name="ce9">
            <text:p>9,76 €</text:p>
          </table:table-cell>
          <table:table-cell office:value-type="currency" office:value="186.77" table:style-name="ce9">
            <text:p>186,77 €</text:p>
          </table:table-cell>
          <table:table-cell table:style-name="ce8"/>
          <table:table-cell office:value-type="string" table:style-name="ce11">
            <text:p>https://www.shop-ecobati.com/fr/catalog/isolation/Sous-toiture/Sous-toiture%20ext%C3%A9rieur/DWD_16MM____635X2510_RL4</text:p>
          </table:table-cell>
          <table:table-cell table:number-columns-repeated="1637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12">
            <text:p>Plafond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Liteau 21 x 21 par 6</text:p>
          </table:table-cell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8">
            <text:p>2,40 m</text:p>
          </table:table-cell>
          <table:table-cell office:value-type="currency" office:value="15.3" table:style-name="ce9">
            <text:p>15,30 €</text:p>
          </table:table-cell>
          <table:table-cell table:number-columns-repeated="2" table:style-name="ce8"/>
          <table:table-cell office:value-type="string" table:style-name="ce10">
            <text:p><text:a xlink:href="https://www.bricoman.fr/lot-6-tasseaux-82996.html">https://www.bricoman.fr/lot-6-tasseaux-82996.html</text:a></text:p>
          </table:table-cell>
          <table:table-cell table:number-columns-repeated="16376" table:style-name="ce11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office:value-type="currency" office:value="12.5" table:style-name="ce4">
            <text:p>12,50 €</text:p>
          </table:table-cell>
          <table:table-cell office:value-type="string" table:style-name="ce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office:value-type="string" table:style-name="ce3">
            <text:p>22 plaques</text:p>
          </table:table-cell>
          <table:table-cell office:value-type="string" table:style-name="ce3">
            <text:p>17,6175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office:value-type="string" table:style-name="ce3">
            <text:p>227,48 € </text:p>
          </table:table-cell>
          <table:table-cell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20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5 panneaux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24,7 x 300</text:p>
          </table:table-cell>
          <table:table-cell office:value-type="currency" office:value="36.53" table:style-name="ce4">
            <text:p>36,53 €</text:p>
          </table:table-cell>
          <table:table-cell office:value-type="currency" office:value="182.65" table:style-name="ce4">
            <text:p>182,65 €</text:p>
          </table:table-cell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DWD Agepan</text:p>
          </table:table-cell>
          <table:table-cell office:value-type="string" table:style-name="ce8">
            <text:p>8 panneaux</text:p>
          </table:table-cell>
          <table:table-cell office:value-type="string" table:style-name="ce8">
            <text:p>17,6175 m²</text:p>
          </table:table-cell>
          <table:table-cell office:value-type="string" table:style-name="ce8">
            <text:p>101 x 251</text:p>
          </table:table-cell>
          <table:table-cell office:value-type="currency" office:value="24.75" table:style-name="ce9">
            <text:p>24,75 €</text:p>
          </table:table-cell>
          <table:table-cell office:value-type="currency" office:value="198" table:style-name="ce9">
            <text:p>198,00 €</text:p>
          </table:table-cell>
          <table:table-cell table:style-name="ce8"/>
          <table:table-cell office:value-type="string" table:style-name="ce10">
            <text:p><text:a xlink:href="https://www.shop-ecobati.com/fr/catalog/isolation/Sous-toiture/Sous-toiture%20extérieur/DWD_16MM___1010x2510_RL4">https://www.shop-ecobati.com/fr/catalog/isolation/Sous-toiture/Sous-toiture%20ext%C3%A9rieur/DWD_16MM___1010x2510_RL4</text:a></text:p>
          </table:table-cell>
          <table:table-cell table:number-columns-repeated="1637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12">
            <text:p>Avan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office:value-type="currency" office:value="3.75" table:style-name="ce4">
            <text:p>3,75 €</text:p>
          </table:table-cell>
          <table:table-cell office:value-type="string" table:style-name="ce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office:value-type="string" table:style-name="ce3">
            <text:p>7 plaques</text:p>
          </table:table-cell>
          <table:table-cell office:value-type="string" table:style-name="ce3">
            <text:p>5,15 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office:value-type="currency" office:value="72.38" table:style-name="ce4">
            <text:p>72,38 €</text:p>
          </table:table-cell>
          <table:table-cell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Chute plafond + coté</text:p>
          </table:table-cell>
          <table:table-cell table:number-columns-repeated="2" table:style-name="ce3"/>
          <table:table-cell office:value-type="string" table:style-name="ce3">
            <text:p>7,03 € / m²</text:p>
          </table:table-cell>
          <table:table-cell table:style-name="ce4"/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2 panneaux</text:p>
          </table:table-cell>
          <table:table-cell office:value-type="string" table:style-name="ce3">
            <text:p>5,15 m²</text:p>
          </table:table-cell>
          <table:table-cell office:value-type="string" table:style-name="ce3">
            <text:p>101 x 251</text:p>
          </table:table-cell>
          <table:table-cell office:value-type="currency" office:value="24.75" table:style-name="ce4">
            <text:p>24,75 €</text:p>
          </table:table-cell>
          <table:table-cell office:value-type="currency" office:value="49.5" table:style-name="ce4">
            <text:p>49,50 €</text:p>
          </table:table-cell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12">
            <text:p>Cotés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office:value-type="currency" office:value="25" table:style-name="ce4">
            <text:p>25,00 €</text:p>
          </table:table-cell>
          <table:table-cell office:value-type="string" table:style-name="ce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office:value-type="string" table:style-name="ce3">
            <text:p>40 plaques</text:p>
          </table:table-cell>
          <table:table-cell office:value-type="string" table:style-name="ce3">
            <text:p>15,3 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office:value-type="float" office:value="413.6" table:style-name="ce3">
            <text:p>413,6</text:p>
          </table:table-cell>
          <table:table-cell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/text:p>
          </table:table-cell>
          <table:table-cell table:style-name="ce3"/>
          <table:table-cell office:value-type="string" table:style-name="ce3">
            <text:p>20 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9 panneaux<text:s/></text:p>
          </table:table-cell>
          <table:table-cell office:value-type="string" table:style-name="ce3">
            <text:p>15,3 m²</text:p>
          </table:table-cell>
          <table:table-cell office:value-type="string" table:style-name="ce3">
            <text:p>101 x 251</text:p>
          </table:table-cell>
          <table:table-cell office:value-type="currency" office:value="24.75" table:style-name="ce4">
            <text:p>24,75 €</text:p>
          </table:table-cell>
          <table:table-cell office:value-type="currency" office:value="328.77" table:style-name="ce4">
            <text:p>328,77 €</text:p>
          </table:table-cell>
          <table:table-cell table:style-name="ce3"/>
          <table:table-cell office:value-type="string" table:style-name="ce5">
            <text:p><text:a xlink:href="https://www.shop-ecobati.com/fr/catalog/isolation/Sous-toiture/Sous-toiture%20exté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currency" office:value="1913.31" table:formula="of:=SUM([.F32];[.F31];[.F25];[.F17];[.F16];[.F15];[.F7];[.F5];[.F3];[.F30];[.F35];[.F23])" table:style-name="ce4">
            <text:p>1 913,31 €</text:p>
          </table:table-cell>
          <table:table-cell office:value-type="currency" office:value="84.15" table:formula="of:=SUM([.G29];[.G22];[.G14];[.G4])" table:style-name="ce4">
            <text:p>84,15 €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currency" office:value="1997.46" table:formula="of:=SUM([.F37];[.G37])" table:number-columns-spanned="2" table:number-rows-spanned="1" table:style-name="ce13">
            <text:p>1 997,46 €</text:p>
          </table:table-cell>
          <table:covered-table-cell/>
          <table:table-cell table:number-columns-repeated="16377"/>
        </table:table-row>
        <table:table-row table:number-rows-repeated="1048538" table:style-name="ro1">
          <table:table-cell table:number-columns-repeated="16384"/>
        </table:table-row>
      </table:table>
      <table:table table:name="Isolation__Plaquage" table:style-name="ta3"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7" table:default-cell-style-name="ce1"/>
        <table:table-column table:style-name="co7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Produit</text:p>
          </table:table-cell>
          <table:table-cell office:value-type="string" table:style-name="ce1">
            <text:p>Tail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ège 2c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solant reflecteur</text:p>
          </table:table-cell>
          <table:table-cell table:number-columns-repeated="2" table:style-name="ce1"/>
          <table:table-cell office:value-type="string" table:style-name="ce1">
            <text:p>62m²</text:p>
          </table:table-cell>
          <table:table-cell office:value-type="string" table:style-name="ce5">
            <text:p><text:a xlink:href="https://www.bricoman.fr/isolant-mince-thermo-reflecteur-20-composants-r-5.html">https://www.bricoman.fr/isolant-mince-thermo-reflecteur-20-composants-r-5.html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lverpro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B 18mm sol</text:p>
          </table:table-cell>
          <table:table-cell office:value-type="string" table:style-name="ce1">
            <text:p>250*67,5*1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5">
            <text:p><text:a xlink:href="https://www.bricoman.fr/dalle-osb4-ep-18mm-l250xl67-5cm.html">https://www.bricoman.fr/dalle-osb4-ep-18mm-l250xl67-5cm.html</text:a></text:p>
          </table:table-cell>
          <table:table-cell table:number-columns-repeated="5" table:style-name="ce1"/>
          <table:table-cell office:value-type="currency" office:value="165.22" table:style-name="ce14">
            <text:p>165,22 €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6,3*3,8*400</text:p>
          </table:table-cell>
          <table:table-cell office:value-type="string" table:style-name="ce1">
            <text:p>15 lambourdes de 4mètres</text:p>
          </table:table-cell>
          <table:table-cell office:value-type="string" table:style-name="ce1">
            <text:p>56m33,6</text:p>
          </table:table-cell>
          <table:table-cell office:value-type="string" table:style-name="ce5">
            <text:p><text:a xlink:href="https://www.bricoman.fr/lambourde-sapin-traite-classe-2.html">https://www.bricoman.fr/lambourde-sapin-traite-classe-2.html</text:a></text:p>
          </table:table-cell>
          <table:table-cell table:number-columns-repeated="5" table:style-name="ce1"/>
          <table:table-cell office:value-type="currency" office:value="51.3" table:style-name="ce14">
            <text:p>51,30 €</text:p>
          </table:table-cell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PLAFO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3 bottes</text:p>
          </table:table-cell>
          <table:table-cell table:style-name="ce1"/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16.8" table:style-name="ce14">
            <text:p>16,80 €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OSB 15mm cotés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6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5" table:style-name="ce1"/>
          <table:table-cell office:value-type="currency" office:value="117" table:style-name="ce15">
            <text:p>117 €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AVANT</text:p>
          </table:table-cell>
          <table:table-cell table:number-columns-repeated="3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3 bottes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16.8" table:style-name="ce14">
            <text:p>16,80 €</text:p>
          </table:table-cell>
          <table:table-cell table:number-columns-repeated="16373"/>
        </table:table-row>
        <table:table-row table:number-rows-repeated="2"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CO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B 15mm cotés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12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5" table:style-name="ce1"/>
          <table:table-cell office:value-type="currency" office:value="234" table:style-name="ce15">
            <text:p>234 €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5 bottes de 10</text:p>
          </table:table-cell>
          <table:table-cell office:value-type="float" office:value="44" table:style-name="ce1">
            <text:p>44</text:p>
          </table:table-cell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28" table:style-name="ce14">
            <text:p>28,00 €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RIE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style-name="ce16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loi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5*25*240</text:p>
          </table:table-cell>
          <table:table-cell office:value-type="string" table:style-name="ce1">
            <text:p>2 bottes de 6</text:p>
          </table:table-cell>
          <table:table-cell office:value-type="float" office:value="12" table:style-name="ce1">
            <text:p>12</text:p>
          </table:table-cell>
          <table:table-cell office:value-type="string" table:style-name="ce5">
            <text:p><text:a xlink:href="https://www.bricoman.fr/lot-de-6-tasseaux-bruts-sapin-du-nord-25x25x2400mm.html">https://www.bricoman.fr/lot-de-6-tasseaux-bruts-sapin-du-nord-25x25x2400mm.html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B 15mm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3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6" table:style-name="ce1"/>
          <table:table-cell office:value-type="currency" office:value="629.12" table:formula="of:=SUM([.K9:.K33])" table:style-name="ce14">
            <text:p>629,12 €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5">
            <text:p><text:a xlink:href="https://www.shop-ecobati.com/fr/catalog/isolation/Sous-toiture/Sous-toiture%20extérieur/DWD_16MM____635X2510_RL4">https://www.shop-ecobati.com/fr/catalog/isolation/Sous-toiture/Sous-toiture%20ext%C3%A9rieur/DWD_16MM____635X2510_RL4</text:a>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  <table:table table:name="Eaux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Produit</text:p>
          </table:table-cell>
          <table:table-cell office:value-type="string" table:style-name="ce1">
            <text:p>Lieux</text:p>
          </table:table-cell>
          <table:table-cell office:value-type="string" table:style-name="ce1">
            <text:p>Tail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uve</text:p>
          </table:table-cell>
          <table:table-cell office:value-type="string" table:style-name="ce1">
            <text:p>Sous lit</text:p>
          </table:table-cell>
          <table:table-cell office:value-type="string" table:style-name="ce1">
            <text:p>1000L</text:p>
          </table:table-cell>
          <table:table-cell office:value-type="string" table:style-name="ce5">
            <text:p><text:a xlink:href="https://www.bricoman.fr/conteneur-ibc-1000l-sur-palette-couleur-naturelle.html">https://www.bricoman.fr/conteneur-ibc-1000l-sur-palette-couleur-naturelle.html</text:a>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Electricité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N° Cable</text:p>
          </table:table-cell>
          <table:table-cell office:value-type="string" table:style-name="ce1">
            <text:p>Gaine</text:p>
          </table:table-cell>
          <table:table-cell office:value-type="string" table:style-name="ce1">
            <text:p>Longueur</text:p>
          </table:table-cell>
          <table:table-cell office:value-type="string" table:style-name="ce1">
            <text:p>Départ</text:p>
          </table:table-cell>
          <table:table-cell office:value-type="string" table:style-name="ce1">
            <text:p>Arrivé</text:p>
          </table:table-cell>
          <table:table-cell office:value-type="string" table:style-name="ce1">
            <text:p>Diamètre</text:p>
          </table:table-cell>
          <table:table-cell office:value-type="string" table:style-name="ce1">
            <text:p>Fusibl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80cm</text:p>
          </table:table-cell>
          <table:table-cell office:value-type="string" table:style-name="ce1">
            <text:p>Tableau</text:p>
          </table:table-cell>
          <table:table-cell office:value-type="string" table:style-name="ce1">
            <text:p>Sucre plexo</text:p>
          </table:table-cell>
          <table:table-cell table:number-columns-repeated="16379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>
      <number:number number:decimal-places="2" number:min-integer-digits="1" number:grouping="true"/>
      <number:text> </number:text>
      <number:currency-symbol>€</number:currency-symbol>
    </number:currency-style>
    <number:currency-style style:name="N3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36P0"/>
    </number:currency-style>
    <number:currency-style style:name="N37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37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37P0"/>
    </number:currency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tilisateur Windows</dc:creator>
    <meta:creation-date>2017-05-10T17:03:41Z</meta:creation-date>
    <dc:date>2018-01-25T11:21:22Z</dc:date>
    <meta:editing-cycles>2</meta:editing-cycles>
    <meta:editing-duration>PT5619S</meta:editing-duration>
  </office:meta>
</office:document-meta>
</file>